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/>
    </style:style>
    <style:style style:name="P2" style:family="paragraph" style:parent-style-name="Standard">
      <style:text-properties style:font-name="sans-serif" fo:font-size="18pt"/>
    </style:style>
    <style:style style:name="P3" style:family="paragraph" style:parent-style-name="Standard">
      <style:text-properties style:font-name="sans-serif" fo:font-size="13.5pt"/>
    </style:style>
    <style:style style:name="P4" style:family="paragraph" style:parent-style-name="Standard">
      <style:text-properties style:font-name="sans-serif" fo:font-size="11pt" style:font-size-asian="11pt" style:font-size-complex="11pt"/>
    </style:style>
    <style:style style:name="P5" style:family="paragraph" style:parent-style-name="Standard">
      <style:text-properties style:font-name="sans-serif" fo:font-size="11pt" officeooo:paragraph-rsid="00093b20" style:font-size-asian="11pt" style:font-size-complex="11pt"/>
    </style:style>
    <style:style style:name="P6" style:family="paragraph" style:parent-style-name="Standard">
      <style:text-properties style:font-name="sans-serif" fo:font-size="11pt" style:text-underline-style="solid" style:text-underline-width="auto" style:text-underline-color="font-color" officeooo:paragraph-rsid="00093b20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dule 8: </text:p>
      <text:p text:style-name="P5">Docker with Microservices using Springboot II</text:p>
      <text:p text:style-name="P1"/>
      <text:p text:style-name="P4">Assignment</text:p>
      <text:p text:style-name="P4">Now that we are familiar with Docker, it's time for strategizing the deployment. We would want these services to be deployed as a Docker container. Provide all the steps and commands to deploy "studentms" as a container.</text:p>
      <text:p text:style-name="P3"/>
      <text:p text:style-name="P3">Docker - Deployment steps:</text:p>
      <text:p text:style-name="P3">1. Build the jar file</text:p>
      <text:p text:style-name="P3">2. Build the Docker Image</text:p>
      <text:p text:style-name="P3">3. Launch Docker container</text:p>
      <text:p text:style-name="P3">4. Test your API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20:15:55.966208617</meta:creation-date>
    <dc:date>2022-11-21T21:41:06.397146101</dc:date>
    <meta:editing-duration>PT1H15M</meta:editing-duration>
    <meta:editing-cycles>1</meta:editing-cycles>
    <meta:document-statistic meta:table-count="0" meta:image-count="0" meta:object-count="0" meta:page-count="1" meta:paragraph-count="9" meta:word-count="68" meta:character-count="399" meta:non-whitespace-character-count="339"/>
    <meta:generator>LibreOffice/7.0.4.2$Linux_X86_64 LibreOffice_project/00$Build-2</meta:generator>
  </office:meta>
</office:document-meta>
</file>